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23">
            <text:p>23</text:p>
          </table:table-cell>
          <table:table-cell office:value-type="float" office:value="7.5">
            <text:p>7.5</text:p>
          </table:table-cell>
          <table:table-cell table:formula="of:=[.B1]/180*PI()" office:value-type="float" office:value="0.130899693899575">
            <text:p>0.13</text:p>
          </table:table-cell>
          <table:table-cell table:formula="of:=2*201*SIN([.C1])" office:value-type="float" office:value="52.4715292724607">
            <text:p>52.4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.9">
            <text:p>6.9</text:p>
          </table:table-cell>
          <table:table-cell table:formula="of:=[.B2]/180*PI()" office:value-type="float" office:value="0.120427718387609">
            <text:p>0.12</text:p>
          </table:table-cell>
          <table:table-cell table:formula="of:=2*201*SIN([.C2])" office:value-type="float" office:value="48.2950092115281">
            <text:p>48.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table:formula="of:=[.B3]/180*PI()" office:value-type="float" office:value="0.10471975511966">
            <text:p>0.1</text:p>
          </table:table-cell>
          <table:table-cell table:formula="of:=2*201*SIN([.C3])" office:value-type="float" office:value="42.0204422335967">
            <text:p>42.0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.6">
            <text:p>5.6</text:p>
          </table:table-cell>
          <table:table-cell table:formula="of:=[.B4]/180*PI()" office:value-type="float" office:value="0.0977384381116825">
            <text:p>0.1</text:p>
          </table:table-cell>
          <table:table-cell table:formula="of:=2*201*SIN([.C4])" office:value-type="float" office:value="39.2283257031781">
            <text:p>39.2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table:formula="of:=[.B5]/180*PI()" office:value-type="float" office:value="0.0872664625997165">
            <text:p>0.09</text:p>
          </table:table-cell>
          <table:table-cell table:formula="of:=2*201*SIN([.C5])" office:value-type="float" office:value="35.0366085845586">
            <text:p>35.0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0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1P0"/>
    </number:currency-style>
    <number:currency-style style:name="N102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02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2P0"/>
    </number:currency-style>
    <number:currency-style style:name="N103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03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3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0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05P0"/>
    </number:currency-style>
    <number:number-style style:name="N125">
      <number:number number:decimal-places="7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0/00/0000</text:date>, <text:time style:data-style-name="N2" text:time-value="0000-00-00T10:26:25.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3</meta:editing-cycles>
    <meta:generator>LibreOffice/4.0.0.3$Windows_x86 LibreOffice_project/7545bee9c2a0782548772a21bc84a9dcc583b89</meta:generator>
    <dc:date>2015-03-12T10:34:45.98</dc:date>
    <dc:creator>Felix Kurtz</dc:creator>
    <meta:document-statistic meta:table-count="3" meta:cell-count="20" meta:object-count="0"/>
    <meta:user-defined meta:name="Info 1"/>
    <meta:user-defined meta:name="Info 2"/>
    <meta:user-defined meta:name="Info 3"/>
    <meta:user-defined meta:name="Info 4"/>
  </office:meta>
</office:document-meta>
</file>